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ln</mi>
                  <mrow>
                    <mo fence="true" stretchy="false">(</mo>
                    <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∗</mo>
                          <mi>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'</mi>
          </mrow>
        </mtd>
      </mtr>
      <mtr>
        <mtd>
          <mrow/>
        </mtd>
      </mtr>
      <mtr>
        <mtd>
          <mrow>
            <mspace width="0.5em"/>
            <mo stretchy="false">=</mo>
            <mrow>
              <mfrac>
                <mn>1</mn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∗</mo>
              <mrow>
                <mo fence="true" stretchy="false">(</mo>
                <mrow>
                  <mrow>
                    <mi>f</mi>
                    <mi>'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∗</mo>
                      <mi>g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g</mi>
                    </mrow>
                    <mi>'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∗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frac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frac>
                <mrow>
                  <mi>g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frac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frac>
                <mrow>
                  <mi>g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  <mtr>
        <mtd>
          <mrow/>
        </mtd>
      </mtr>
      <mtr>
        <mtd>
          <mrow>
            <mrow>
              <mo stretchy="false">∫</mo>
              <mrow>
                <mo fence="true" stretchy="false">(</mo>
                <mrow>
                  <mrow>
                    <mfrac>
                      <mrow>
                        <mi>f</mi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row>
                        <mi>g</mi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false">)</mo>
              </mrow>
            </mrow>
            <mo stretchy="false">∗</mo>
            <mi mathvariant="italic">dx</mi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row>
                  <mo stretchy="false">∫</mo>
                  <mfrac>
                    <mrow>
                      <mi>f</mi>
                      <mi>'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stretchy="false">∗</mo>
                <mi mathvariant="italic">dx</mi>
              </mrow>
              <mo stretchy="false">+</mo>
              <mrow>
                <mrow>
                  <mo stretchy="false">∫</mo>
                  <mfrac>
                    <mrow>
                      <mi>g</mi>
                      <mi>'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>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stretchy="false">∗</mo>
                <mi mathvariant="italic">dx</mi>
              </mrow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ln</mi>
            </mrow>
            <mrow>
              <mrow>
                <mo fence="true" stretchy="false">(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∗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i mathvariant="italic">Se</mi>
            <mi mathvariant="italic">va</mi>
            <mi>a</mi>
            <mi mathvariant="italic">averiguar</mi>
            <mi mathvariant="italic">el</mi>
            <mi mathvariant="italic">valor</mi>
            <mi mathvariant="italic">de</mi>
            <mi mathvariant="italic">la</mi>
            <mi mathvariant="italic">constante</mi>
            <mi>'</mi>
            <mi>C</mi>
            <mi>'</mi>
            <mn>...</mn>
          </mrow>
        </mtd>
      </mtr>
      <mtr>
        <mtd>
          <mrow/>
        </mtd>
      </mtr>
      <mtr>
        <mtd>
          <mrow>
            <mi mathvariant="italic">Sea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i>y</mi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row>
                    <mn>1</mn>
                    <mo stretchy="false">∗</mo>
                    <mn>1</mn>
                  </mrow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row>
                <mn>0</mn>
                <mo stretchy="false">+</mo>
                <mn>0</mn>
                <mo stretchy="false">+</mo>
                <mi>C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n>0</mn>
              <mo stretchy="false">=</mo>
              <mrow>
                <mn>0</mn>
                <mo stretchy="false">+</mo>
                <mi>C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∗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( ln(f(x)*g(x)) )'
newline
newline
`=1 over { f(x)*g(x) }*( f'(x)*g(x)+g'(x)*f(x) )
newline
newline
`={f'(x)*g(x)} over { f(x)*g(x) }+{g'(x)*f(x) } over { f(x)*g(x) }
newline
newline
`={f'(x)} over { f(x) }+{g'(x) } over { g(x) }
newline
newline
int ({f'(x)} over { f(x) }+{g'(x) } over { g(x) })*dx
newline
newline
`=int {{f'(x)} over { f(x) }}*dx+ int {{g'(x) } over { g(x) }}*dx
newline
newline
`=ln( f(x) )+ln( g(x) )+C
newline
newline
drarrow ln(f(x)*g(x))=ln( f(x) )+ln( g(x) )+C
newline
newline
Se va a averiguar el valor de la constante 'C'...
newline
newline
Sea f( x )=1 y g( x )=1
newline
newline
drarrow ln(1*1)=ln( 1 )+ln( 1 )+C
newline
newline
drarrow ln(1)=0+0+C
newline
newline
drarrow 0=0+C
newline
newline
drarrow 0=C
newline
newline
drarrow ln(f(x)*g(x))=ln( f(x) )+ln( g(x)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1:16:45.867845755</meta:creation-date>
    <dc:date>2016-04-04T11:24:39.191595513</dc:date>
    <meta:editing-duration>PT7M54S</meta:editing-duration>
    <meta:editing-cycles>2</meta:editing-cycles>
    <meta:generator>LibreOffice/5.0.5.2$Linux_X86_64 LibreOffice_project/00$Build-2</meta:generator>
  </office:meta>
</office:document-meta>
</file>